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FreeMono" svg:font-family="FreeMono, monospace"/>
    <style:font-face style:name="Liberation Serif1" svg:font-family="'Liberation Serif', serif"/>
    <style:font-face style:name="Lohit Devanagari1" svg:font-family="'Lohit Devanagari'"/>
    <style:font-face style:name="Nimbus Mono L" svg:font-family="'Nimbus Mono L', monospace"/>
    <style:font-face style:name="Source Han Sans CN Regular1" svg:font-family="'Source Han Sans CN Regular'"/>
    <style:font-face style:name="Liberation Mono" svg:font-family="'Liberation Mono'"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FreeMono"/>
    </style:style>
    <style:style style:name="P2" style:family="paragraph" style:parent-style-name="Text_20_body">
      <style:text-properties fo:font-variant="normal" fo:text-transform="none" style:font-name="FreeMono" fo:font-style="normal"/>
    </style:style>
    <style:style style:name="P3" style:family="paragraph" style:parent-style-name="Text_20_body">
      <style:text-properties fo:font-variant="normal" fo:text-transform="none" fo:font-style="normal"/>
    </style:style>
    <style:style style:name="P4" style:family="paragraph" style:parent-style-name="Text_20_body">
      <style:text-properties fo:font-variant="normal" fo:text-transform="none" style:font-name="Liberation Serif1" fo:font-style="normal"/>
    </style:style>
    <style:style style:name="P5" style:family="paragraph" style:parent-style-name="Text_20_body">
      <style:text-properties style:font-name="Liberation Serif1"/>
    </style:style>
    <style:style style:name="P6" style:family="paragraph" style:parent-style-name="Text_20_body">
      <style:text-properties style:text-line-through-style="none" style:text-line-through-type="none" style:font-name="FreeMono" style:text-underline-style="none" style:text-blinking="false"/>
    </style:style>
    <style:style style:name="P7" style:family="paragraph" style:parent-style-name="Text_20_body">
      <style:text-properties style:text-line-through-style="none" style:text-line-through-type="none" style:text-underline-style="none" style:text-blinking="false"/>
    </style:style>
    <style:style style:name="P8" style:family="paragraph" style:parent-style-name="Text_20_body">
      <style:text-properties style:text-line-through-style="none" style:text-line-through-type="none" style:font-name="Liberation Serif1" style:text-underline-style="none" style:text-blinking="false"/>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style:text-line-through-style="none" style:text-line-through-type="none" style:font-name="FreeMono" style:text-underline-style="none" style:text-blinking="false"/>
    </style:style>
    <style:style style:name="P11" style:family="paragraph" style:parent-style-name="Text_20_body">
      <style:paragraph-properties fo:margin-top="0in" fo:margin-bottom="0in" loext:contextual-spacing="false"/>
      <style:text-properties style:text-line-through-style="none" style:text-line-through-type="none" style:font-name="Liberation Serif1" style:text-underline-style="none" style:text-blinking="false"/>
    </style:style>
    <style:style style:name="P12" style:family="paragraph" style:parent-style-name="Text_20_body">
      <style:paragraph-properties fo:margin-top="0in" fo:margin-bottom="0in" loext:contextual-spacing="false"/>
      <style:text-properties style:font-name="FreeMono"/>
    </style:style>
    <style:style style:name="P13" style:family="paragraph" style:parent-style-name="Heading_20_3">
      <style:text-properties style:font-name="FreeMono"/>
    </style:style>
    <style:style style:name="P14" style:family="paragraph" style:parent-style-name="Heading_20_4">
      <style:text-properties style:font-name="FreeMono"/>
    </style:style>
    <style:style style:name="P15" style:family="paragraph" style:parent-style-name="Heading_20_5">
      <style:text-properties style:font-name="FreeMono"/>
    </style:style>
    <style:style style:name="P16" style:family="paragraph" style:parent-style-name="Heading_20_6">
      <style:text-properties style:font-name="FreeMono"/>
    </style:style>
    <style:style style:name="P17" style:family="paragraph" style:parent-style-name="Heading_20_1">
      <style:text-properties style:font-name="Liberation Serif1"/>
    </style:style>
    <style:style style:name="P18" style:family="paragraph" style:parent-style-name="Heading_20_1">
      <style:text-properties style:text-line-through-style="none" style:text-line-through-type="none" style:text-underline-style="none" style:text-blinking="false"/>
    </style:style>
    <style:style style:name="P19" style:family="paragraph" style:parent-style-name="Preformatted_20_Text">
      <style:text-properties style:font-name="FreeMono" fo:font-size="12pt"/>
    </style:style>
    <style:style style:name="P20" style:family="paragraph" style:parent-style-name="Preformatted_20_Text">
      <style:paragraph-properties fo:margin-top="0in" fo:margin-bottom="0.1965in" loext:contextual-spacing="false"/>
    </style:style>
    <style:style style:name="P21" style:family="paragraph" style:parent-style-name="Preformatted_20_Text">
      <style:paragraph-properties fo:margin-top="0in" fo:margin-bottom="0.1965in" loext:contextual-spacing="false"/>
      <style:text-properties style:font-name="FreeMono" fo:font-size="12pt"/>
    </style:style>
    <style:style style:name="P22" style:family="paragraph" style:parent-style-name="Heading_20_2">
      <style:text-properties style:font-name="FreeMono"/>
    </style:style>
    <style:style style:name="P23" style:family="paragraph" style:parent-style-name="Text_20_body" style:master-page-name="HTML">
      <style:paragraph-properties fo:text-align="center" style:justify-single-word="false" style:page-number="auto"/>
      <style:text-properties style:font-name="Liberation Serif1" fo:font-size="26pt" fo:font-weight="bold"/>
    </style:style>
    <style:style style:name="P24" style:family="paragraph" style:parent-style-name="Text_20_body" style:list-style-name="L1"/>
    <style:style style:name="P25" style:family="paragraph" style:parent-style-name="Text_20_body" style:list-style-name="L2"/>
    <style:style style:name="T1" style:family="text">
      <style:text-properties style:font-name="FreeMono"/>
    </style:style>
    <style:style style:name="T2" style:family="text">
      <style:text-properties style:font-name="FreeMono" fo:font-size="12pt"/>
    </style:style>
    <style:style style:name="T3" style:family="text">
      <style:text-properties fo:font-style="italic"/>
    </style:style>
    <style:style style:name="T4" style:family="text">
      <style:text-properties fo:font-variant="normal" fo:text-transform="none"/>
    </style:style>
    <style:style style:name="T5" style:family="text">
      <style:text-properties fo:font-variant="normal" fo:text-transform="none" fo:font-style="normal"/>
    </style:style>
    <style:style style:name="T6" style:family="text">
      <style:text-properties fo:font-variant="normal" fo:text-transform="none" style:font-name="FreeMono" fo:font-style="normal"/>
    </style:style>
    <style:style style:name="T7" style:family="text">
      <style:text-properties fo:font-variant="normal" fo:text-transform="none" style:font-name="Liberation Serif1" fo:font-style="normal"/>
    </style:style>
    <style:style style:name="T8" style:family="text">
      <style:text-properties style:font-name="Liberation Serif1"/>
    </style:style>
    <style:style style:name="T9" style:family="text">
      <style:text-properties style:font-name="Liberation Serif1" fo:font-size="12pt"/>
    </style:style>
    <style:style style:name="T10" style:family="text">
      <style:text-properties style:font-name="Liberation Serif1" fo:font-style="italic"/>
    </style:style>
    <style:style style:name="T11" style:family="text">
      <style:text-properties style:text-line-through-style="none" style:text-line-through-type="none" style:font-name="FreeMono" style:text-underline-style="none" style:text-blinking="false"/>
    </style:style>
    <style:style style:name="T12" style:family="text">
      <style:text-properties style:text-line-through-style="none" style:text-line-through-type="none" style:font-name="FreeMono" fo:font-style="italic" style:text-underline-style="none" style:text-blinking="false"/>
    </style:style>
    <style:style style:name="T13" style:family="text">
      <style:text-properties style:text-line-through-style="none" style:text-line-through-type="none" style:text-underline-style="none" style:text-blinking="false"/>
    </style:style>
    <style:style style:name="T14" style:family="text">
      <style:text-properties style:text-line-through-style="none" style:text-line-through-type="none" style:font-name="Liberation Serif1" style:text-underline-style="none" style:text-blinking="false"/>
    </style:style>
    <style:style style:name="T15" style:family="text">
      <style:text-properties officeooo:rsid="00185d9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ffice:annotation><dc:date>2016-12-18T20:20:31</dc:date><text:p>HTML: &lt;meta name="created" content="00:00:00"&gt;</text:p></office:annotation><office:annotation><dc:date>2016-12-18T20:20:31</dc:date><text:p>HTML: &lt;meta name="changed" content="2016-12-18T20:12:05.131954062"&gt;</text:p></office:annotation><office:annotation><dc:date>2016-12-18T20:20:31</dc:date><text:p>HTML: &lt;meta name="created" content="00:00:00"&gt;</text:p></office:annotation><office:annotation><dc:date>2016-12-18T20:20:31</dc:date><text:p>HTML: &lt;meta name="changed" content="2016-12-17T17:20:17.343414617"&gt;</text:p></office:annotation><office:annotation><dc:date>2016-12-18T20:20:31</dc:date><text:p>HTML: &lt;meta name="created" content="00:00:00"&gt;</text:p></office:annotation><office:annotation><dc:date>2016-12-18T20:20:31</dc:date><text:p>HTML: &lt;meta name="changed" content="2016-06-27T19:38:56.134220380"&gt;</text:p></office:annotation><office:annotation><dc:date>2016-12-18T20:20:31</dc:date><text:p>HTML: &lt;meta name="created" content="00:00:00"&gt;</text:p></office:annotation><office:annotation><dc:date>2016-12-18T20:20:31</dc:date><text:p>HTML: &lt;meta name="changed" content="2016-06-27T11:46:18.803766851"&gt;</text:p></office:annotation><office:annotation><dc:date>2016-12-18T20:20:31</dc:date><text:p>HTML: &lt;meta name="created" content="00:00:00"&gt;</text:p></office:annotation><office:annotation><dc:date>2016-12-18T20:20:31</dc:date><text:p>HTML: &lt;meta name="changed" content="2016-06-26T18:41:32.130603292"&gt;</text:p></office:annotation><office:annotation><dc:date>2016-12-18T20:20:31</dc:date><text:p>HTML: &lt;meta name="created" content="00:00:00"&gt;</text:p></office:annotation><office:annotation><dc:date>2016-12-18T20:20:31</dc:date><text:p>HTML: &lt;meta name="changed" content="2016-06-26T15:37:12.155920587"&gt;</text:p></office:annotation><office:annotation><dc:date>2016-12-18T20:20:31</dc:date><text:p>HTML: &lt;meta name="created" content="00:00:00"&gt;</text:p></office:annotation><office:annotation><dc:date>2016-12-18T20:20:31</dc:date><text:p>HTML: &lt;meta name="changed" content="2016-06-25T17:31:38.862298614"&gt;</text:p></office:annotation><office:annotation><dc:date>2016-12-18T20:20:31</dc:date><text:p>HTML: &lt;meta name="created" content="00:00:00"&gt;</text:p></office:annotation><office:annotation><dc:date>2016-12-18T20:20:31</dc:date><text:p>HTML: &lt;meta name="changed" content="2016-06-24T15:17:22.080578610"&gt;</text:p></office:annotation><office:annotation><dc:date>2016-12-18T20:20:31</dc:date><text:p>HTML: &lt;meta name="created" content="00:00:00"&gt;</text:p></office:annotation><office:annotation><dc:date>2016-12-18T20:20:31</dc:date><text:p>HTML: &lt;meta name="changed" content="2016-06-23T13:30:55.793121675"&gt;</text:p></office:annotation><office:annotation><dc:date>2016-12-18T20:20:31</dc:date><text:p>HTML: &lt;meta name="created" content="00:00:00"&gt;</text:p></office:annotation><office:annotation><dc:date>2016-12-18T20:20:31</dc:date><text:p>HTML: &lt;meta name="changed" content="2016-06-22T17:11:37.839688645"&gt;</text:p></office:annotation><office:annotation><dc:date>2016-12-18T20:20:31</dc:date><text:p>HTML: &lt;meta name="created" content="00:00:00"&gt;</text:p></office:annotation><office:annotation><dc:date>2016-12-18T20:20:31</dc:date><text:p>HTML: &lt;meta name="changed" content="2016-06-19T11:27:34.005555980"&gt;</text:p></office:annotation><office:annotation><dc:date>2016-12-18T20:20:31</dc:date><text:p>HTML: &lt;meta name="created" content="00:00:00"&gt;</text:p></office:annotation><office:annotation><dc:date>2016-12-18T20:20:31</dc:date><text:p>HTML: &lt;meta name="changed" content="2016-06-18T20:56:58.063503271"&gt;</text:p></office:annotation><office:annotation><dc:date>2016-12-18T20:20:31</dc:date><text:p>HTML: &lt;meta name="created" content="2016-06-18T07:30:31.024266528"&gt;</text:p></office:annotation><office:annotation><dc:date>2016-12-18T20:20:31</dc:date><text:p>HTML: &lt;meta name="changed" content="2016-06-18T07:52:41.840621286"&gt;</text:p></office:annotation>Flexible, Portable Bit Fields</text:p>
      <text:p text:style-name="Text_20_body"/>
      <text:p text:style-name="Text_20_body">Copyright (c) 2016 Walter William Karas</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7">1. Introduction</text:p>
      <text:p text:style-name="Text_20_body">This document describes a bit field facility provided by the header file bitfield.h. The facility is more portable and flexible than the bit field facility provided by the base language. Bit field structures can be laid out from most to least or least to most significant bits, under programmer control. Bit field structures can be located in device registers that are not memory mapped. With good compiler optimization, the performance is comparable.</text:p>
      <text:p text:style-name="Text_20_body">For requirements for template parameters given below, the “as if” rule applies.</text:p>
      <text:p text:style-name="Text_20_body">This facility is in compliance with all ISO C++ Standards (beginning with C++98). Nominally, the facility is not portable under (any version of) the Standard. Its implementation depends on the use of <text:span text:style-name="T1">reinterpret_cast</text:span>. However, the de facto portability is extremely high.</text:p>
      <text:p text:style-name="Text_20_body">This facility reserves all identifiers in all scopes that begin with the prefix <text:span text:style-name="T1">BITF_</text:span>. It also reserves the namespace <text:span text:style-name="T1">Bitfield_impl</text:span>.</text:p>
      <text:p text:style-name="Heading_20_1">2. A Quick Example</text:p>
      <text:p text:style-name="Text_20_body">Instead of:</text:p>
      <text:p text:style-name="P19">struct A</text:p>
      <text:p text:style-name="Preformatted_20_Text"><text:s text:c="2"/><text:span text:style-name="T2">{</text:span></text:p>
      <text:p text:style-name="Preformatted_20_Text"><text:s text:c="4"/><text:span text:style-name="T2">union</text:span></text:p>
      <text:p text:style-name="Preformatted_20_Text"><text:s text:c="6"/><text:span text:style-name="T2">{</text:span></text:p>
      <text:p text:style-name="Preformatted_20_Text"><text:s text:c="8"/><text:span text:style-name="T2">struct</text:span></text:p>
      <text:p text:style-name="Preformatted_20_Text"><text:s text:c="10"/><text:span text:style-name="T2">{</text:span></text:p>
      <text:p text:style-name="Preformatted_20_Text"><text:s text:c="12"/><text:span text:style-name="T2">unsigned x : 5;</text:span></text:p>
      <text:p text:style-name="Preformatted_20_Text"><text:s text:c="12"/><text:span text:style-name="T2">unsigned a0 : 2;</text:span></text:p>
      <text:p text:style-name="Preformatted_20_Text"><text:s text:c="12"/><text:span text:style-name="T2">unsigned a1 : 2;</text:span></text:p>
      <text:p text:style-name="Preformatted_20_Text"><text:s text:c="12"/><text:span text:style-name="T2">unsigned a2 : 2;</text:span></text:p>
      <text:p text:style-name="Preformatted_20_Text"><text:s text:c="10"/><text:span text:style-name="T2">}</text:span></text:p>
      <text:p text:style-name="Preformatted_20_Text"><text:s text:c="8"/><text:span text:style-name="T2">u;</text:span></text:p>
      <text:p text:style-name="Preformatted_20_Text"/>
      <text:p text:style-name="Preformatted_20_Text"><text:s text:c="8"/><text:span text:style-name="T2">struct</text:span></text:p>
      <text:p text:style-name="Preformatted_20_Text"><text:s text:c="10"/><text:span text:style-name="T2">{</text:span></text:p>
      <text:p text:style-name="Preformatted_20_Text"><text:s text:c="12"/><text:span text:style-name="T2">unsigned x : 5;</text:span></text:p>
      <text:p text:style-name="Preformatted_20_Text"><text:s text:c="12"/><text:span text:style-name="T2">unsigned all_a : 6;</text:span></text:p>
      <text:p text:style-name="Preformatted_20_Text"><text:s text:c="10"/><text:span text:style-name="T2">}</text:span></text:p>
      <text:p text:style-name="Preformatted_20_Text"><text:s text:c="8"/><text:span text:style-name="T2">v;</text:span></text:p>
      <text:p text:style-name="Preformatted_20_Text"><text:s text:c="6"/><text:span text:style-name="T2">};</text:span></text:p>
      <text:p text:style-name="Preformatted_20_Text"><text:s text:c="2"/><text:span text:style-name="T2">};</text:span></text:p>
      <text:p text:style-name="Preformatted_20_Text"/>
      <text:p text:style-name="Preformatted_20_Text">…</text:p>
      <text:p text:style-name="Preformatted_20_Text"/>
      <text:p text:style-name="P19">A x;</text:p>
      <text:p text:style-name="P19">x.v.all_a = 0x3f;</text:p>
      <text:p text:style-name="P21">x.u.a1 = 0;</text:p>
      <text:p text:style-name="Text_20_body">write:</text:p>
      <text:p text:style-name="P19">typedef Bitfield&lt;Bitfield_traits_default&lt;&gt; &gt; Bf;</text:p>
      <text:p text:style-name="Preformatted_20_Text"/>
      <text:p text:style-name="P19">struct A : private Bitfield_fmt</text:p>
      <text:p text:style-name="Preformatted_20_Text"><text:s text:c="2"/><text:span text:style-name="T2">{</text:span></text:p>
      <text:p text:style-name="Preformatted_20_Text"><text:s text:c="4"/><text:span text:style-name="T2">F&lt;5&gt; x;</text:span></text:p>
      <text:p text:style-name="Preformatted_20_Text"><text:s text:c="4"/><text:span text:style-name="T2">F&lt;2&gt; a[3];</text:span></text:p>
      <text:p text:style-name="Preformatted_20_Text"><text:s text:c="2"/><text:span text:style-name="T2">};</text:span></text:p>
      <text:p text:style-name="Preformatted_20_Text"/>
      <text:p text:style-name="P19">typedef Bitfield_w_fmt&lt;Bf, A&gt; Bwf;</text:p>
      <text:p text:style-name="Preformatted_20_Text"/>
      <text:p text:style-name="Preformatted_20_Text">…</text:p>
      <text:p text:style-name="Preformatted_20_Text"/>
      <text:p text:style-name="P19">Bwf::Format::Define::T x;</text:p>
      <text:p text:style-name="P19">BITF(Bwf, x, a) = 0x3f;</text:p>
      <text:p text:style-name="P21">BITF(Bwf, x, a[1]) = 0;</text:p>
      <text:p text:style-name="Heading_20_1">3. Bit Field Structures</text:p>
      <text:p text:style-name="Text_20_body">This facility allows a set of M storage locations (M a positive integer) for unsigned values to be manipulated as a structure of bit fields. The bit precision of the unsigned values must be the same as some unsigned C++ type (the <text:span text:style-name="T3">storage type</text:span><text:span text:style-name="T5">). Each storage location must be identified by an integer from 0 to M – 1.</text:span></text:p>
      <text:p text:style-name="Text_20_body"><text:span text:style-name="T5">The structure of the bit fields is defined by a bit field </text:span><text:span text:style-name="T3">format</text:span><text:span text:style-name="T4"> </text:span><text:span text:style-name="T5">structure. Format structures are not instantiated. Each byte in a format structure corresponds to a bit in the bit structure format it defines (so the </text:span><text:span text:style-name="T6">sizeof</text:span><text:span text:style-name="T4"> </text:span><text:span text:style-name="T5">the format structure has to be less than or equal to M * P, where P is the number of bits of precision of the storage type). Format structures are built up from fields whose types are instantiations of this class template:</text:span></text:p>
      <text:p text:style-name="P2">template &lt;unsigned BITF_WIDTH&gt; struct F { char x[BITF_WIDTH]; };</text:p>
      <text:p text:style-name="Text_20_body">The properties of a bit field format structure are:</text:p>
      <text:list xml:id="list8569513531012504262" text:style-name="L1">
        <text:list-item>
          <text:p text:style-name="P24">It defines the class template F. Typically, this can be done by (privately) inheriting from the class <text:span text:style-name="T1">Bitfield_format</text:span>, which defines F. </text:p>
        </text:list-item>
        <text:list-item>
          <text:p text:style-name="P24">There are no function members.</text:p>
        </text:list-item>
        <text:list-item>
          <text:p text:style-name="P24">There are no private members.</text:p>
        </text:list-item>
        <text:list-item>
          <text:p text:style-name="P24">An instantiation of the F class template is a valid type for a data member.</text:p>
        </text:list-item>
        <text:list-item>
          <text:p text:style-name="P24">Another format structure is a valid type for a data member.</text:p>
        </text:list-item>
        <text:list-item>
          <text:p text:style-name="P24">An array of elements of another valid data member type is also a valid data member type.</text:p>
        </text:list-item>
        <text:list-item>
          <text:p text:style-name="P24">A union of fields of other valid data member types is also a valid data member type.</text:p>
        </text:list-item>
        <text:list-item>
          <text:p text:style-name="P24">Other than <text:span text:style-name="T1">Bitfield_format</text:span>, base classes of a format structures must be other format structures and must be publicly inherited.</text:p>
        </text:list-item>
      </text:list>
      <text:p text:style-name="Text_20_body">It is important that the empty base optimization ( <text:a xlink:type="simple" xlink:href="http://en.cppreference.com/w/cpp/language/ebo" text:style-name="Internet_20_link" text:visited-style-name="Visited_20_Internet_20_Link">http://en.cppreference.com/w/cpp/language/ebo</text:a> ) causes no bytes to be allocated for the <text:span text:style-name="T1">Bitfield_format</text:span> subclass. Because of this, if the type of the first data member is not an instantiation of F, the format structure must have F as a direct member class template, and not have <text:span text:style-name="T1">Bitfield_format</text:span> as a base classs. bitfield.h defines the following macro to provide a shorthand way of defining F:</text:p>
      <text:p text:style-name="P19">#define BITF_DEF_F \</text:p>
      <text:p text:style-name="P21">template &lt;unsigned BITF_WIDTH&gt; struct F { char x[BITF_WIDTH]; };</text:p>
      <text:p text:style-name="Text_20_body">For the facility to work properly, the compiler must not insert “pad” bytes or reorder format structure components in the memory layout. The rules governing class memory layouts are not consistent among the various versions of the C++ Standard. De facto, however, I don't think there is any compiler that would pad or reorder the memory layout of a format structure as defined here.</text:p>
      <text:p text:style-name="Text_20_body">A single bit field may map to multiple storage locations with consecutive identification numbers.</text:p>
      <text:h text:style-name="Heading_20_2" text:outline-level="2">3.1. An Example</text:h>
      <text:p text:style-name="Text_20_body">This is the format structure for the register for the Texas Instruments <text:span text:style-name="T9">PC16550D Universal Asynchronous Receiver/Transmitter ( </text:span><text:a xlink:type="simple" xlink:href="http://www.ti.com/lit/ds/symlink/pc16550d.pdf" text:style-name="Internet_20_link" text:visited-style-name="Visited_20_Internet_20_Link"><text:span text:style-name="T9">http://www.ti.com/lit/ds/symlink/pc16550d.pdf</text:span></text:a><text:span text:style-name="T9"> ).</text:span></text:p>
      <text:p text:style-name="P19">struct Fmt_pc16550d : private Bitfield_format</text:p>
      <text:p text:style-name="Preformatted_20_Text"><text:s text:c="2"/><text:span text:style-name="T2">{</text:span></text:p>
      <text:p text:style-name="Preformatted_20_Text"><text:s text:c="4"/><text:span text:style-name="T2">F&lt;8&gt; scratch;</text:span></text:p>
      <text:p text:style-name="Preformatted_20_Text"/>
      <text:p text:style-name="Preformatted_20_Text"><text:s text:c="4"/><text:span text:style-name="T2">struct Modem_status</text:span></text:p>
      <text:p text:style-name="Preformatted_20_Text"><text:s text:c="6"/><text:span text:style-name="T2">{</text:span></text:p>
      <text:p text:style-name="Preformatted_20_Text"><text:s text:c="8"/><text:span text:style-name="T2">F&lt;1&gt; dcd, ri, dsr, cts, ddcd, teri, ddsr, dcts;</text:span></text:p>
      <text:p text:style-name="Preformatted_20_Text"><text:s text:c="6"/><text:span text:style-name="T2">}</text:span></text:p>
      <text:p text:style-name="Preformatted_20_Text"><text:s text:c="4"/><text:span text:style-name="T2">modem_status;</text:span></text:p>
      <text:p text:style-name="Preformatted_20_Text"/>
      <text:p text:style-name="Preformatted_20_Text"><text:s text:c="4"/><text:span text:style-name="T2">struct Line_status</text:span></text:p>
      <text:p text:style-name="Preformatted_20_Text"><text:s text:c="6"/><text:span text:style-name="T2">{</text:span></text:p>
      <text:p text:style-name="Preformatted_20_Text"><text:s text:c="8"/><text:span text:style-name="T2">F&lt;1&gt; err_rx_fifo, temt, thre, bi, fe, pe, oe, dr;</text:span></text:p>
      <text:p text:style-name="Preformatted_20_Text"><text:s text:c="6"/><text:span text:style-name="T2">}</text:span></text:p>
      <text:p text:style-name="Preformatted_20_Text"><text:s text:c="4"/><text:span text:style-name="T2">line_status;</text:span></text:p>
      <text:p text:style-name="Preformatted_20_Text"/>
      <text:p text:style-name="Preformatted_20_Text"><text:s text:c="4"/><text:span text:style-name="T2">struct Moden_control</text:span></text:p>
      <text:p text:style-name="Preformatted_20_Text"><text:s text:c="6"/><text:span text:style-name="T2">{</text:span></text:p>
      <text:p text:style-name="Preformatted_20_Text"><text:s text:c="8"/><text:span text:style-name="T2">F&lt;3&gt; zero;</text:span></text:p>
      <text:p text:style-name="Preformatted_20_Text"><text:s text:c="8"/><text:span text:style-name="T2">F&lt;1&gt; loop, out2, out1, rts, dtr;</text:span></text:p>
      <text:p text:style-name="Preformatted_20_Text"><text:s text:c="6"/><text:span text:style-name="T2">}</text:span></text:p>
      <text:p text:style-name="Preformatted_20_Text"><text:s text:c="4"/><text:span text:style-name="T2">modem_control;</text:span></text:p>
      <text:p text:style-name="Preformatted_20_Text"/>
      <text:p text:style-name="Preformatted_20_Text"><text:s text:c="4"/><text:span text:style-name="T2">struct Line_control</text:span></text:p>
      <text:p text:style-name="Preformatted_20_Text"><text:s text:c="6"/><text:span text:style-name="T2">{</text:span></text:p>
      <text:p text:style-name="Preformatted_20_Text"><text:s text:c="8"/><text:span text:style-name="T2">F&lt;1&gt; dlab, set_break, stick_parity, eps, pen, stb;</text:span></text:p>
      <text:p text:style-name="Preformatted_20_Text"><text:s text:c="8"/><text:span text:style-name="T2">F&lt;2&gt; data_bits_minus_5;</text:span></text:p>
      <text:p text:style-name="Preformatted_20_Text"><text:s text:c="6"/><text:span text:style-name="T2">}</text:span></text:p>
      <text:p text:style-name="Preformatted_20_Text"><text:s text:c="4"/><text:span text:style-name="T2">line_control;</text:span></text:p>
      <text:p text:style-name="Preformatted_20_Text"/>
      <text:p text:style-name="Preformatted_20_Text"><text:s text:c="4"/><text:span text:style-name="T2">union</text:span></text:p>
      <text:p text:style-name="Preformatted_20_Text"><text:s text:c="6"/><text:span text:style-name="T2">{</text:span></text:p>
      <text:p text:style-name="Preformatted_20_Text"><text:s text:c="8"/><text:span text:style-name="T2">// On write.</text:span></text:p>
      <text:p text:style-name="Preformatted_20_Text"><text:s text:c="8"/><text:span text:style-name="T2">struct Fifo_control</text:span></text:p>
      <text:p text:style-name="Preformatted_20_Text"><text:s text:c="10"/><text:span text:style-name="T2">{ </text:span></text:p>
      <text:p text:style-name="Preformatted_20_Text"><text:s text:c="12"/><text:span text:style-name="T2">F&lt;2&gt; rx_trigger, reserved;</text:span></text:p>
      <text:p text:style-name="Preformatted_20_Text"><text:s text:c="12"/><text:span text:style-name="T2">F&lt;1&gt; dma_mode, tx_fifo_reset, rx_fifo_reset, fifo_enable;</text:span></text:p>
      <text:p text:style-name="Preformatted_20_Text"><text:s text:c="10"/><text:span text:style-name="T2">}</text:span></text:p>
      <text:p text:style-name="Preformatted_20_Text"><text:s text:c="8"/><text:span text:style-name="T2">fifo_control;</text:span></text:p>
      <text:p text:style-name="Preformatted_20_Text"/>
      <text:p text:style-name="Preformatted_20_Text"><text:s text:c="8"/><text:span text:style-name="T2">// On read.</text:span></text:p>
      <text:p text:style-name="Preformatted_20_Text"><text:s text:c="8"/><text:span text:style-name="T2">struct Intr_ident</text:span></text:p>
      <text:p text:style-name="Preformatted_20_Text"><text:s text:c="10"/><text:span text:style-name="T2">{</text:span></text:p>
      <text:p text:style-name="Preformatted_20_Text"><text:s text:c="12"/><text:span text:style-name="T2">F&lt;2&gt; fifos_enabled, zero;</text:span></text:p>
      <text:p text:style-name="Preformatted_20_Text"><text:s text:c="12"/><text:span text:style-name="T2">F&lt;3&gt; intr_id;</text:span></text:p>
      <text:p text:style-name="Preformatted_20_Text"><text:s text:c="12"/><text:span text:style-name="T2">F&lt;1&gt; comp_intr_pending;</text:span></text:p>
      <text:p text:style-name="Preformatted_20_Text"><text:s text:c="10"/><text:span text:style-name="T2">}</text:span></text:p>
      <text:p text:style-name="Preformatted_20_Text"><text:s text:c="8"/><text:span text:style-name="T2">intr_ident;</text:span></text:p>
      <text:p text:style-name="Preformatted_20_Text"><text:s text:c="6"/><text:span text:style-name="T2">}; </text:span></text:p>
      <text:p text:style-name="Preformatted_20_Text"><text:s text:c="8"/></text:p>
      <text:p text:style-name="Preformatted_20_Text"><text:s text:c="4"/><text:span text:style-name="T2">union</text:span></text:p>
      <text:p text:style-name="Preformatted_20_Text"><text:s text:c="6"/><text:span text:style-name="T2">{</text:span></text:p>
      <text:p text:style-name="Preformatted_20_Text"><text:s text:c="8"/><text:span text:style-name="T2">// DLAB in line control must be 1 to access this.</text:span></text:p>
      <text:p text:style-name="Preformatted_20_Text"><text:s text:c="8"/><text:span text:style-name="T2">F&lt;16&gt; divisor_latch;</text:span></text:p>
      <text:p text:style-name="Preformatted_20_Text"/>
      <text:p text:style-name="Preformatted_20_Text"><text:s text:c="8"/><text:span text:style-name="T2">// DLAB in line control must be 0 to access this.</text:span></text:p>
      <text:p text:style-name="Preformatted_20_Text"><text:s text:c="8"/><text:span text:style-name="T2">struct</text:span></text:p>
      <text:p text:style-name="Preformatted_20_Text"><text:s text:c="10"/><text:span text:style-name="T2">{</text:span></text:p>
      <text:p text:style-name="Preformatted_20_Text"><text:s text:c="12"/><text:span text:style-name="T2">struct Int_enable</text:span></text:p>
      <text:p text:style-name="Preformatted_20_Text"><text:s text:c="14"/><text:span text:style-name="T2">{</text:span></text:p>
      <text:p text:style-name="Preformatted_20_Text"><text:s text:c="16"/><text:span text:style-name="T2">F&lt;4&gt; zero;</text:span></text:p>
      <text:p text:style-name="Preformatted_20_Text"><text:s text:c="16"/><text:span text:style-name="T2">F&lt;1&gt; edss, els, etbe, erbf;</text:span></text:p>
      <text:p text:style-name="Preformatted_20_Text"><text:s text:c="14"/><text:span text:style-name="T2">}</text:span></text:p>
      <text:p text:style-name="Preformatted_20_Text"><text:s text:c="16"/><text:span text:style-name="T2">int_enable;</text:span></text:p>
      <text:p text:style-name="Preformatted_20_Text"/>
      <text:p text:style-name="Preformatted_20_Text"><text:s text:c="12"/><text:span text:style-name="T2">// Tx on write, Rx on read.</text:span></text:p>
      <text:p text:style-name="Preformatted_20_Text"><text:s text:c="12"/><text:span text:style-name="T2">F&lt;8&gt; tx_rx_byte;</text:span></text:p>
      <text:p text:style-name="Preformatted_20_Text"><text:s text:c="10"/><text:span text:style-name="T2">}</text:span></text:p>
      <text:p text:style-name="Preformatted_20_Text"><text:s text:c="8"/><text:span text:style-name="T2">dlab0;</text:span></text:p>
      <text:p text:style-name="Preformatted_20_Text"><text:s text:c="6"/><text:span text:style-name="T2">};</text:span></text:p>
      <text:p text:style-name="P20"><text:s text:c="2"/><text:span text:style-name="T2">};</text:span></text:p>
      <text:p text:style-name="Text_20_body">Assumptions</text:p>
      <text:list xml:id="list8571219851169381629" text:style-name="L2">
        <text:list-item>
          <text:p text:style-name="P25">The storage type is <text:span text:style-name="T1">uint8_t</text:span><text:span text:style-name="T8">.</text:span></text:p>
        </text:list-item>
        <text:list-item>
          <text:p text:style-name="P25">The identification numbers for the storage locations are the register addresses given in the data sheet.</text:p>
        </text:list-item>
        <text:list-item>
          <text:p text:style-name="P25">The offsets for the bit fields will be calculated from the end of the format structure, and the offsets will run from low to high address numbers, and then from least to most significant bit.</text:p>
        </text:list-item>
      </text:list>
      <text:p text:style-name="Heading_20_1">4. The B<text:span text:style-name="T1">itfield</text:span> Class Template</text:p>
      <text:h text:style-name="Heading_20_2" text:outline-level="2">4.1. Template Parameters</text:h>
      <text:h text:style-name="P13" text:outline-level="3"><text:span text:style-name="T8">4.1.1. </text:span>class Traits</text:h>
      <text:p text:style-name="Text_20_body">For bit field structures that are stored in (successive locations in) main memory, the class template <text:span text:style-name="T1">Bitfield_traits_default</text:span> is provided (at global scope) for use as the <text:span text:style-name="T1">Traits</text:span> parameter to B<text:span text:style-name="T1">itfield</text:span>. <text:span text:style-name="T1">Bitfield_traits_default</text:span> has two template parameters. The first is the value type (which defaults to <text:span text:style-name="T1">unsigned</text:span>), which should be some unsigned C++ integral type, The second is the storage type (which defaults to the value type), which should also be some unsigned C++ integral type. (To make the bit fields read-only, the storage type should be <text:span text:style-name="T1">const</text:span>) Instantiations of <text:span text:style-name="T1">Bitfield_traits_default</text:span> have a copy constructor whose only parameter is a storage type pointer. The address of the storage location with the least address should be passed as the constructor parameter.</text:p>
      <text:h text:style-name="Heading_20_4" text:outline-level="4">4.1.1.1. Required Public Type Members</text:h>
      <text:h text:style-name="P15" text:outline-level="5"><text:span text:style-name="T8">4.1.1.1.1. </text:span>Value_t</text:h>
      <text:p text:style-name="Text_20_body">An unsigned C++ integral type. The number of bits of precision of this type must be greater than or equal to the bit width of any bit field that will be accessed using the instantiation of <text:span text:style-name="T1">Bitfield</text:span>. For <text:span text:style-name="T1">Bitfield_traits_default</text:span>, this will be the same as the value type parameter.</text:p>
      <text:h text:style-name="P15" text:outline-level="5"><text:span text:style-name="T8">4.1.1.1.2. </text:span>Storage_t</text:h>
      <text:p text:style-name="Text_20_body">An unsigned C++ integral type. The storage type discussed in section 2. The number of bit of precision of <text:span text:style-name="T1">Value_t</text:span> must be divisible the number of bits of precision of this type. For <text:span text:style-name="T1">Bitfield_traits_default</text:span>, this will be the same as the storage type parameter.</text:p>
      <text:h text:style-name="P15" text:outline-level="5"><text:span text:style-name="T8">4.1.1.1.3. </text:span>Storage_access_t</text:h>
      <text:p text:style-name="Text_20_body">This must be a class. Its internal state must select a particular storage location (see section 2). In addition to a copy constructor, it has the following required public member functions and operator.</text:p>
      <text:h text:style-name="P16" text:outline-level="6"><text:span text:style-name="T8">4.1.1.1.3.1. </text:span>void operator += (unsigned offset)</text:h>
      <text:p text:style-name="Text_20_body">If n is the numeric identifier for the storage location selected by the instance, calling this operator will change the selected storage location to n + offset.</text:p>
      <text:h text:style-name="P16" text:outline-level="6"><text:span text:style-name="T8">4.1.1.1.3.2. </text:span>Storage_t read()</text:h>
      <text:p text:style-name="Text_20_body">Returns the current value of the selected storage location. For a particular bit field operation, this function will be call at most once for a particular storage location.</text:p>
      <text:h text:style-name="P16" text:outline-level="6"><text:span text:style-name="T8">4.1.1.1.3.3. </text:span>void write(Storage_t t)</text:h>
      <text:p text:style-name="P5">Changes the current value of the selected storage location to t. If bit field values will only be read, but not altered, using this instantiation of <text:span text:style-name="T1">Bitfield</text:span>, this member function can be omitted. For a particular bit field modification operation, this function will be call at most once for a particular storage location.</text:p>
      <text:h text:style-name="Heading_20_4" text:outline-level="4">4.1.1.2. Required Boolean Static Constants</text:h>
      <text:p text:style-name="Text_20_body">Alll of these default to true in <text:span text:style-name="T1">Bitfield_traits_default</text:span>.</text:p>
      <text:h text:style-name="P15" text:outline-level="5"><text:span text:style-name="T8">4.1.1.2.1. </text:span>Storage_ls_bit_first</text:h>
      <text:p text:style-name="Text_20_body">If this is true, bit offsets run from the least to the most significant bit in the storage locations. If it is false, bit offsets run the most to the least significant bit in the storage locations. (Bit offsets start in storage location 0 and run to the higher-numbered locations.)</text:p>
      <text:h text:style-name="P15" text:outline-level="5"><text:span text:style-name="T8">4.1.1.2.2. </text:span>Fmt_offset_from_start</text:h>
      <text:p text:style-name="P5">If this is true, offsets for fields in format structures are byte offsets from the start. Otherwise, they are from the end (with the ending field having offset zero).</text:p>
      <text:h text:style-name="P15" text:outline-level="5"><text:span text:style-name="T8">4.1.1.2.3. </text:span>Fmt_align_at_zero_offset</text:h>
      <text:p text:style-name="Text_20_body">If this is true, the offset for a bit field is the same as the offset of the corresponding field in the format structure. Otherwise, there is a non-negative offset from the format field offsets to the bit field offsets, so that the highest offset bit in the highest numbered storage location is part of the bit field with the highest offset.</text:p>
      <text:h text:style-name="Heading_20_4" text:outline-level="4">4.1.1.3. Example Traits Class</text:h>
      <text:p text:style-name="Text_20_body">In this hypothetical scenario, the bit fields are in 16-bit registers at consecutive offsets in a device. The registers have the opposite endiance from the processor. The registers are not directly mapped. To access a register, you first do an 8-bit write to address 0xE0000400. You then read or write the register value by doing a 16-bit read or write to the address 0xE0000402. The processor architecture guarantees strong memory ordering for accesses to these addresses. (That is the order of the actual accesses to these addresses is the same as the order of access in the nominal execution order of instructions.) The device registers are only accessed from a single execution thread and not from any interrupt service routine. Thus, no mutual exclusion protection of the 2-step access process is necessary. The largest bit field in the device registers is 27 bits wide, so <text:span text:style-name="T1">uint32_t</text:span> is chosen as the value type. The documentation lists the device registers bit fields from high to low offset, most to least significant, so the traits class is defined to allow the fields in the bit format structure to be in the same order. Here is the traits class:</text:p>
      <text:p text:style-name="P19">class Example_bitfield_traits</text:p>
      <text:p text:style-name="Preformatted_20_Text"><text:s text:c="2"/><text:span text:style-name="T2">{</text:span></text:p>
      <text:p text:style-name="Preformatted_20_Text"><text:s text:c="2"/><text:span text:style-name="T2">public:</text:span></text:p>
      <text:p text:style-name="Preformatted_20_Text"/>
      <text:p text:style-name="Preformatted_20_Text"><text:s text:c="4"/><text:span text:style-name="T2">typedef uint32_t Value_t;</text:span></text:p>
      <text:p text:style-name="Preformatted_20_Text"/>
      <text:p text:style-name="Preformatted_20_Text"><text:s text:c="4"/><text:span text:style-name="T2">typedef uint16_t Storage_t;</text:span></text:p>
      <text:p text:style-name="Preformatted_20_Text"/>
      <text:p text:style-name="Preformatted_20_Text"><text:s text:c="4"/><text:span text:style-name="T2">class Storage_access_t</text:span></text:p>
      <text:p text:style-name="Preformatted_20_Text"><text:s text:c="6"/><text:span text:style-name="T2">{</text:span></text:p>
      <text:p text:style-name="Preformatted_20_Text"><text:s text:c="6"/><text:span text:style-name="T2">private:</text:span></text:p>
      <text:p text:style-name="Preformatted_20_Text"/>
      <text:p text:style-name="Preformatted_20_Text"><text:s text:c="8"/><text:span text:style-name="T2">static volatile uint8_t &amp; reg_select()</text:span></text:p>
      <text:p text:style-name="Preformatted_20_Text"><text:s text:c="10"/><text:span text:style-name="T2">{ return(*reinterpret_cast&lt;volatile uint8_t *&gt;(0xE0000400)); }</text:span></text:p>
      <text:p text:style-name="Preformatted_20_Text"/>
      <text:p text:style-name="Preformatted_20_Text"><text:s text:c="8"/><text:span text:style-name="T2">static volatile uint16_t &amp; reg_buffer()</text:span></text:p>
      <text:p text:style-name="Preformatted_20_Text"><text:s text:c="10"/><text:span text:style-name="T2">{ return(*reinterpret_cast&lt;volatile uint16_t *&gt;(0xE0000402)); }</text:span></text:p>
      <text:p text:style-name="Preformatted_20_Text"/>
      <text:p text:style-name="Preformatted_20_Text"><text:s text:c="8"/><text:span text:style-name="T2">uint16_t reg_offset;</text:span></text:p>
      <text:p text:style-name="Preformatted_20_Text"/>
      <text:p text:style-name="Preformatted_20_Text"><text:s text:c="6"/><text:span text:style-name="T2">public:</text:span></text:p>
      <text:p text:style-name="Preformatted_20_Text"/>
      <text:p text:style-name="Preformatted_20_Text"><text:s text:c="8"/><text:span text:style-name="T2">Storage_access_t() : reg_offset(0) { }</text:span></text:p>
      <text:p text:style-name="Preformatted_20_Text"/>
      <text:p text:style-name="Preformatted_20_Text"><text:s text:c="8"/><text:span text:style-name="T2">void operator += (unsigned offset) { reg_offset += offset; }</text:span></text:p>
      <text:p text:style-name="Preformatted_20_Text"/>
      <text:p text:style-name="Preformatted_20_Text"><text:s text:c="8"/><text:span text:style-name="T2">Storage_t read()</text:span></text:p>
      <text:p text:style-name="Preformatted_20_Text"><text:s text:c="10"/><text:span text:style-name="T2">{</text:span></text:p>
      <text:p text:style-name="Preformatted_20_Text"><text:s text:c="12"/><text:span text:style-name="T2">reg_select() = reg_offset;</text:span></text:p>
      <text:p text:style-name="Preformatted_20_Text"><text:s text:c="12"/><text:span text:style-name="T2">Storage_t reg_val = reg_buffer();</text:span></text:p>
      <text:p text:style-name="Preformatted_20_Text"><text:s text:c="12"/><text:span text:style-name="T2">return((reg_val &gt;&gt; 8) | (reg_val &lt;&lt; 8));</text:span></text:p>
      <text:p text:style-name="Preformatted_20_Text"><text:s text:c="10"/><text:span text:style-name="T2">}</text:span></text:p>
      <text:p text:style-name="Preformatted_20_Text"/>
      <text:p text:style-name="Preformatted_20_Text"><text:s text:c="8"/><text:span text:style-name="T2">void write(uint8_t reg_val)</text:span></text:p>
      <text:p text:style-name="Preformatted_20_Text"><text:s text:c="10"/><text:span text:style-name="T2">{</text:span></text:p>
      <text:p text:style-name="Preformatted_20_Text"><text:s text:c="12"/><text:span text:style-name="T2">reg_select() = reg_offset;</text:span></text:p>
      <text:p text:style-name="Preformatted_20_Text"><text:s text:c="12"/><text:span text:style-name="T2">reg_buffer() = (reg_val &gt;&gt; 8) | (reg_val &lt;&lt; 8);</text:span></text:p>
      <text:p text:style-name="Preformatted_20_Text"><text:s text:c="10"/><text:span text:style-name="T2">}</text:span></text:p>
      <text:p text:style-name="Preformatted_20_Text"><text:s text:c="6"/><text:span text:style-name="T2">};</text:span></text:p>
      <text:p text:style-name="Preformatted_20_Text"/>
      <text:p text:style-name="Preformatted_20_Text"><text:s text:c="4"/><text:span text:style-name="T2">static const bool Storage_ls_bit_first = true;</text:span></text:p>
      <text:p text:style-name="Preformatted_20_Text"/>
      <text:p text:style-name="Preformatted_20_Text"><text:s text:c="4"/><text:span text:style-name="T2">static const bool Fmt_offset_from_start = false;</text:span></text:p>
      <text:p text:style-name="Preformatted_20_Text"/>
      <text:p text:style-name="Preformatted_20_Text"><text:s text:c="4"/><text:span text:style-name="T2">static const bool Fmt_align_at_zero_offset = true;</text:span></text:p>
      <text:p text:style-name="Preformatted_20_Text"/>
      <text:p text:style-name="P20"><text:s text:c="2"/><text:span text:style-name="T2">};</text:span></text:p>
      <text:h text:style-name="P13" text:outline-level="3"><text:span text:style-name="T8">4.1.3. </text:span>class Err_act</text:h>
      <text:p text:style-name="Text_20_body">The required public members of this class are two static functions:</text:p>
      <text:p text:style-name="P19">void field_too_wide(unsigned field_width)</text:p>
      <text:p text:style-name="P21">void value_too_big(Value_t v, unsigned field_width)</text:p>
      <text:p text:style-name="Text_20_body">The first is called if the width of a bit field is detected to be bigger than the number of bits of precision in the value type. The second is called if the value to be used to modify a bit field is detected to be need more bits of precision than the width of the bit field to be modified.</text:p>
      <text:p text:style-name="Text_20_body">In the default class for this parameter, the functions do nothing. You can create a class to use as this parameter that throws exceptions, logs the error, resets the board, etc.</text:p>
      <text:h text:style-name="Heading_20_2" text:outline-level="2">4.2. Public Members That Duplicate Traits Class Parameter Members</text:h>
      <text:p text:style-name="P1">Value_t</text:p>
      <text:p text:style-name="P1">Storage_t</text:p>
      <text:p text:style-name="P1">Storage_access_t</text:p>
      <text:p text:style-name="P1">Storage_ls_bit_first</text:p>
      <text:p text:style-name="P1">Fmt_offset_from_start</text:p>
      <text:p text:style-name="P1">Fmt_align_at_zero_offset</text:p>
      <text:h text:style-name="Heading_20_2" text:outline-level="2">4.3. Other Public Members</text:h>
      <text:h text:style-name="Heading_20_3" text:outline-level="3">4.3.1. Types</text:h>
      <text:h text:style-name="P14" text:outline-level="4"><text:span text:style-name="T8">4.3.1.1. </text:span>class Bf</text:h>
      <text:p text:style-name="Text_20_body">None of the member functions of <text:span text:style-name="T1">Bf</text:span> validate parameters or data members, except as noted below. (Validation failures result in calls to the member functions of the <text:span text:style-name="T1">Err_act</text:span> template class parameter.) This class has the following functions and operators as its public members (as well as a trivial destructor):</text:p>
      <text:h text:style-name="Heading_20_5" text:outline-level="5"><text:span text:style-name="T8">4.3.1.1.1. </text:span>Constructors</text:h>
      <text:p text:style-name="P1">Bf(Storage_access_t base, unsigned short first_bit, unsigned short field_width)</text:p>
      <text:p text:style-name="Text_20_body"><text:span text:style-name="T1">base</text:span> should initially be selecting storage location 0. <text:span text:style-name="T1">first_bit</text:span> is the offset of the first bit in the bit field. <text:span text:style-name="T1">field_width</text:span> is the width is bits of the bit field. This constructor is typically only used indirectly by invoking the <text:span text:style-name="T1">BITF</text:span> macros described below. If the offset corresponds to a bit in a storage location whose number is out of range, the resulting behavior is undefined.</text:p>
      <text:p text:style-name="P1">Bf(const Bf &amp;)</text:p>
      <text:p text:style-name="Text_20_body">Copy constructor.</text:p>
      <text:h text:style-name="P15" text:outline-level="5"><text:span text:style-name="T8">4.3.1.1.2. </text:span>unsigned short width()</text:h>
      <text:p text:style-name="Text_20_body">Returns the bit field width (passed to the constructor).</text:p>
      <text:h text:style-name="P15" text:outline-level="5"><text:span text:style-name="T8">4.3.1.1.3. </text:span>unsigned short offset()</text:h>
      <text:p text:style-name="Text_20_body">Returns the bit field offset (passed to the constructor).</text:p>
      <text:h text:style-name="P15" text:outline-level="5"><text:span text:style-name="T8">4.3.1.1.4. </text:span>bool is_width_invalid()</text:h>
      <text:p text:style-name="Text_20_body">Returns true if the bit field width (stored in a private member) is zero or greater than the bits of precision of the value type.</text:p>
      <text:h text:style-name="Heading_20_5" text:outline-level="5"><text:span text:style-name="T8">4.3.1.1.5. </text:span>Reading</text:h>
      <text:p text:style-name="P1">Value_t read()</text:p>
      <text:p text:style-name="P1">operator Value_t ()</text:p>
      <text:p text:style-name="P1">Value_t read_sign_extend()</text:p>
      <text:p text:style-name="Text_20_body">These members return the current value of the bit field. They validate the bit field width (stored in a private member). They return <text:span text:style-name="T1">~Value_t(0)</text:span> if the width is invalid (and the <text:span text:style-name="T1">Err_act</text:span> member does not throw an exception).</text:p>
      <text:p text:style-name="Text_20_body"><text:span text:style-name="T1">read_sign_extend()</text:span> copies the most significant bit of the bit field value to the more significant bits of the return value. It is up to the calling code to cast the return value to the signed type corresponding to <text:span text:style-name="T1">Value_t</text:span>.</text:p>
      <text:h text:style-name="Heading_20_5" text:outline-level="5"><text:span text:style-name="T8">4.3.1.1.6. </text:span>Writing</text:h>
      <text:p text:style-name="P1">bool write(Value_t val)</text:p>
      <text:p text:style-name="P1">Value_t operator = (Value_t val)</text:p>
      <text:p text:style-name="P1">bool write_nvc(Value_t val)</text:p>
      <text:p text:style-name="Text_20_body">These members change the current value of the bit field to the value of the parameter. They validate the bit field width (stored in a private member). (Note that, if the current value of the bit field is known to be zero, it will typically require fewer instructions to or the new value into the field rather than writing it in.)</text:p>
      <text:p text:style-name="Text_20_body"><text:span text:style-name="T1">Operator =</text:span> returns the value parameter.</text:p>
      <text:p text:style-name="Text_20_body"><text:span text:style-name="T1">write()</text:span> and <text:span text:style-name="T1">operator =</text:span> validate that the value parameter does not exceed the precision of the bit field. (The <text:span text:style-name="T1">_nvc</text:span> suffix indicates no value checking.)</text:p>
      <text:p text:style-name="Text_20_body"><text:span text:style-name="T1">write()</text:span> and <text:span text:style-name="T1">write_nvc()</text:span> return false if any validation they perform fails.</text:p>
      <text:h text:style-name="P15" text:outline-level="5"><text:span text:style-name="T8">4.3.1.1.7. </text:span>bool zero()</text:h>
      <text:p text:style-name="Text_20_body">Sets the current value of the bit field to zero. Validates the bit field width (stored in a private member), returns false if it is invalid.</text:p>
      <text:h text:style-name="P15" text:outline-level="5"><text:span text:style-name="T8">4.3.1.1.8. </text:span>bool b_comp()</text:h>
      <text:p text:style-name="Text_20_body">Sets the current value of the bit field to its bitwise compliment. Validates the bit field width (stored in a private member), returns false if it is invalid.</text:p>
      <text:h text:style-name="Heading_20_5" text:outline-level="5"><text:span text:style-name="T8">4.3.1.1.9. </text:span>Anding</text:h>
      <text:p text:style-name="P1">bool b_and(Value_t val)</text:p>
      <text:p text:style-name="P1">Bf &amp; operator &amp;= (Value_t val)</text:p>
      <text:p text:style-name="P1">bool b_and_nvc(Value_t val)</text:p>
      <text:p text:style-name="Text_20_body">These members change the current value of the bit field by bitwise-anding it with the parameter. They validate the bit field width (stored in a private member).</text:p>
      <text:p text:style-name="Text_20_body"><text:span text:style-name="T1">Operator &amp;=</text:span> returns a reference to the bit field object.</text:p>
      <text:p text:style-name="Text_20_body"><text:span text:style-name="T1">b_and()</text:span> and <text:span text:style-name="T1">operator &amp;=</text:span> validate that the value parameter does not exceed the precision of the bit field. (The <text:span text:style-name="T1">_nvc</text:span> suffix indicates no value checking.)</text:p>
      <text:p text:style-name="Text_20_body"><text:span text:style-name="T1">b_and()</text:span> and <text:span text:style-name="T1">b_and_nvc()</text:span> return false if any validation they perform fails.</text:p>
      <text:h text:style-name="Heading_20_5" text:outline-level="5"><text:span text:style-name="T8">4.3.1.1.10. </text:span>Oring</text:h>
      <text:p text:style-name="P1">bool b_or(Value_t val)</text:p>
      <text:p text:style-name="P1">Bf &amp; operator |= (Value_t val)</text:p>
      <text:p text:style-name="P1">bool b_or_nvc(Value_t val)</text:p>
      <text:p text:style-name="Text_20_body">These members change the current value of the bit field by bitwise-oring it with the parameter. They validate the bit field width (stored in a private member).</text:p>
      <text:p text:style-name="Text_20_body"><text:span text:style-name="T1">Operator |=</text:span> returns a reference to the bit field object.</text:p>
      <text:p text:style-name="Text_20_body"><text:span text:style-name="T1">b_or()</text:span> and <text:span text:style-name="T1">operator |=</text:span> validate that the value parameter does not exceed the precision of the bit field. (The <text:span text:style-name="T1">_nvc</text:span> suffix indicates no value checking.)</text:p>
      <text:p text:style-name="Text_20_body"><text:span text:style-name="T1">b_or()</text:span> and <text:span text:style-name="T1">b_or_nvc()</text:span> return false if any validation they perform fails.</text:p>
      <text:h text:style-name="Heading_20_5" text:outline-level="5"><text:span text:style-name="T8">4.3.1.1.11. </text:span>Exclusive-oring</text:h>
      <text:p text:style-name="P1">bool b_xor(Value_t val)</text:p>
      <text:p text:style-name="P1">Bf &amp; operator ^= (Value_t val)</text:p>
      <text:p text:style-name="P1">bool b_xor_nvc(Value_t val)</text:p>
      <text:p text:style-name="Text_20_body">These members change the current value of the bit field by bitwise-exclusive-oring it with the parameter. They validate the bit field width (stored in a private member).</text:p>
      <text:p text:style-name="Text_20_body"><text:span text:style-name="T1">Operator ^=</text:span> returns a reference to the bit field object.</text:p>
      <text:p text:style-name="Text_20_body"><text:span text:style-name="T1">b_xor()</text:span> and <text:span text:style-name="T1">operator ^=</text:span> validate that the value parameter does not exceed the precision of the bit field. (The <text:span text:style-name="T1">_nvc</text:span> suffix indicates no value checking.)</text:p>
      <text:p text:style-name="Text_20_body"><text:span text:style-name="T1">b_xor()</text:span> and <text:span text:style-name="T1">b_xor_nvc()</text:span> return false if any validation they perform fails.</text:p>
      <text:h text:style-name="Heading_20_5" text:outline-level="5"><text:span text:style-name="T8">4.3.1.1.12. </text:span>Generic Modification</text:h>
      <text:p text:style-name="P1">template &lt;class Modifier&gt; bool modify(Modifier m)</text:p>
      <text:p text:style-name="P1">template &lt;class Modifier&gt; bool modify_nvc(Modifier m)</text:p>
      <text:p text:style-name="Text_20_body">These members change the current value of the bit field in a manner determined by the parameter. They validate the bit field width (stored in a private member).</text:p>
      <text:p text:style-name="Text_20_body">The template class parameter is required to have this member:</text:p>
      <text:p text:style-name="P19">void operator () (</text:p>
      <text:p text:style-name="Preformatted_20_Text"><text:s text:c="2"/><text:span text:style-name="T2">Storage_access_t s, unsigned storage_shift,</text:span></text:p>
      <text:p text:style-name="P20"><text:s text:c="2"/><text:span text:style-name="T2">unsigned value_shift, unsigned storage_width)</text:span></text:p>
      <text:p text:style-name="Text_20_body"/>
      <text:p text:style-name="Text_20_body"><text:span text:style-name="T1">s</text:span> selects the storage location to be modified by the call to the operator. <text:span text:style-name="T1">storage_shift</text:span> is the bit shift between the position of the least significant bit of the storage location, and the least significant bit of the bit field in the storage location to be modified by the call to the operator. <text:span text:style-name="T1">storage_width</text:span> is the width of the bit field in the storage location to be modified by the call to the operator. <text:span text:style-name="T1">value_shift</text:span> is the bit shift between the position of the least significant bit in a <text:span text:style-name="T1">Value_t</text:span> instance, and the least significant bit in the bit field in the value that corresponds to the bit field that the call to the operator is modifying.</text:p>
      <text:p text:style-name="Text_20_body">If the bit field in storage location being modified does not include the most significant bit in the storage location, the corresponding bit field in the value <text:span text:style-name="T3">does</text:span><text:span text:style-name="T4"> </text:span><text:span text:style-name="T5">include the most significant bit in the overall bit field in the value.</text:span></text:p>
      <text:p text:style-name="P3">The template class parameter is also required to have this member function:</text:p>
      <text:p text:style-name="P2">Value_t value()</text:p>
      <text:p text:style-name="Text_20_body"><text:span text:style-name="T6">modifier()</text:span><text:span text:style-name="T4"> </text:span><text:span text:style-name="T5">will validate that the value returned by </text:span><text:span text:style-name="T6">value()</text:span><text:span text:style-name="T4"> </text:span><text:span text:style-name="T5">does not exceed the precision of the (overall) bit field.</text:span></text:p>
      <text:p text:style-name="Text_20_body">These members are used to implement the other bit field modifying members. It might have been better to make them private or protected members.</text:p>
      <text:h text:style-name="Heading_20_4" text:outline-level="4"><text:span text:style-name="T8">4.3.1.2. </text:span>Utility Modifier Base Classes</text:h>
      <text:p text:style-name="P19">class Modifier_base</text:p>
      <text:p text:style-name="Preformatted_20_Text"><text:s text:c="2"/><text:span text:style-name="T2">{</text:span></text:p>
      <text:p text:style-name="Preformatted_20_Text"><text:s text:c="2"/><text:span text:style-name="T2">public:</text:span></text:p>
      <text:p text:style-name="Preformatted_20_Text"/>
      <text:p text:style-name="Preformatted_20_Text"><text:s text:c="4"/><text:span text:style-name="T2">static Value_t value() { return(0); }</text:span></text:p>
      <text:p text:style-name="Preformatted_20_Text"/>
      <text:p text:style-name="Preformatted_20_Text"><text:s text:c="2"/><text:span text:style-name="T2">protected:</text:span></text:p>
      <text:p text:style-name="Preformatted_20_Text"/>
      <text:p text:style-name="Preformatted_20_Text"><text:s text:c="4"/><text:span text:style-name="T2">// Zeros the specified bit field in the given storage location.</text:span></text:p>
      <text:p text:style-name="Preformatted_20_Text"><text:s text:c="4"/><text:span text:style-name="T2">static Storage_t clear(</text:span></text:p>
      <text:p text:style-name="Preformatted_20_Text"><text:s text:c="6"/><text:span text:style-name="T2">Storage_access_t s, unsigned left_shift, unsigned width) { … }</text:span></text:p>
      <text:p text:style-name="Preformatted_20_Text"><text:s text:c="2"/><text:span text:style-name="T2">};</text:span></text:p>
      <text:p text:style-name="Preformatted_20_Text"/>
      <text:p text:style-name="P19">class Value_modifier_base : public Modifier_base</text:p>
      <text:p text:style-name="Preformatted_20_Text"><text:s text:c="2"/><text:span text:style-name="T2">{</text:span></text:p>
      <text:p text:style-name="Preformatted_20_Text"><text:s text:c="2"/><text:span text:style-name="T2">public:</text:span></text:p>
      <text:p text:style-name="Preformatted_20_Text"/>
      <text:p text:style-name="Preformatted_20_Text"><text:s text:c="4"/><text:span text:style-name="T2">Value_t value() const { return(val); }</text:span></text:p>
      <text:p text:style-name="Preformatted_20_Text"/>
      <text:p text:style-name="Preformatted_20_Text"><text:s text:c="4"/><text:span text:style-name="T2">Value_modifier_base(Value_t v) : val(v) { }</text:span></text:p>
      <text:p text:style-name="Preformatted_20_Text"/>
      <text:p text:style-name="Preformatted_20_Text"><text:s text:c="2"/><text:span text:style-name="T2">private:</text:span></text:p>
      <text:p text:style-name="Preformatted_20_Text"/>
      <text:p text:style-name="Preformatted_20_Text"><text:s text:c="4"/><text:span text:style-name="T2">const Value_t val;</text:span></text:p>
      <text:p text:style-name="P20"><text:s text:c="2"/><text:span text:style-name="T2">};</text:span></text:p>
      <text:h text:style-name="Heading_20_4" text:outline-level="4"><text:span text:style-name="T8">4.3.1.3. </text:span><text:span text:style-name="T1">template&lt;class Format&gt; struct Define</text:span></text:h>
      <text:p text:style-name="Text_20_body">The parameter to this class template must be a bit field format class.</text:p>
      <text:p text:style-name="Text_20_body"><text:span text:style-name="T1">T</text:span> is a public member type of this structure. It is an array of <text:span text:style-name="T1">Storage_t</text:span>, just large enough to hold a bit field structure defined by <text:span text:style-name="T1">Format</text:span>.</text:p>
      <text:p text:style-name="Text_20_body"><text:span text:style-name="T1">Dimension</text:span> is an unsigned static const member, which is the dimension of <text:span text:style-name="T1">T</text:span>.</text:p>
      <text:h text:style-name="Heading_20_3" text:outline-level="3"><text:span text:style-name="T8">4.3.2. </text:span>Functions</text:h>
      <text:h text:style-name="Heading_20_4" text:outline-level="4"><text:span text:style-name="T8">4.3.2.1. </text:span>Function Returning Bf Instance From Offset, Width</text:h>
      <text:p text:style-name="P19">static Bf fn(</text:p>
      <text:p text:style-name="P20"><text:s text:c="2"/><text:span text:style-name="T2">Storage_access_t base, unsigned offset, unsigned width)</text:span></text:p>
      <text:p text:style-name="Text_20_body">Same parameters as <text:span text:style-name="T1">Bf</text:span> constructor.</text:p>
      <text:h text:style-name="Heading_20_4" text:outline-level="4"><text:span text:style-name="T8">4.3.2.2. </text:span>Function Returning Bf Instance From Format Member Pointer</text:h>
      <text:p text:style-name="P19">template&lt;class Format, typename Mbr_type&gt;</text:p>
      <text:p text:style-name="P19">static Bf f(</text:p>
      <text:p text:style-name="Preformatted_20_Text"><text:s text:c="2"/><text:span text:style-name="T2">Storage_access_t base, Mbr_type Format::*field,</text:span></text:p>
      <text:p text:style-name="P20"><text:s text:c="2"/><text:span text:style-name="T2">unsigned offset = 0)</text:span></text:p>
      <text:p text:style-name="Text_20_body"><text:span text:style-name="T1">base</text:span> must select storage location 0 for the (full) bit field structure. <text:span text:style-name="T1">field</text:span> must point to the member of the bit format structure <text:span text:style-name="T1">Format</text:span>,corresponding to the bit field. (Template parameter deduction works for this function.) If <text:span text:style-name="T1">Format</text:span> is actually the format of a substructure within the full bit field structure, then <text:span text:style-name="T1">offset</text:span> must provide the (byte) offset from the start of the full format structure to the start of the format substructure. <text:span text:style-name="T8">(If an offset is given, it is presumed to include any necessary alignment offset.)</text:span></text:p>
      <text:p text:style-name="Text_20_body"><text:span text:style-name="T1">field</text:span> can be a pointer to a nested structure (to be access as a single large bit field) as long as its size does not exceed the bit precision of the value type.</text:p>
      <text:p text:style-name="Text_20_body">Use of this function is limited by the limitations of C++ function pointer syntax. Syntax such as <text:span text:style-name="T1">&amp;Fmt::x[3]</text:span><text:span text:style-name="T8">and </text:span><text:span text:style-name="T1">&amp;Fmt::x.y</text:span> <text:span text:style-name="T8">is not accepted. The </text:span><text:span text:style-name="T1">BITF</text:span> macros described below provide a more flexible way of generating <text:span text:style-name="T1">Bf</text:span> instances. </text:p>
      <text:h text:style-name="Heading_20_4" text:outline-level="4"><text:span text:style-name="T8">4.3.2.3. </text:span>Function Returning Bf Instance From Format Member Pointer</text:h>
      <text:p text:style-name="P19">template&lt;class Format, typename Mbr_type&gt;</text:p>
      <text:p text:style-name="P19">static unsigned field_width(Mbr_type Format::*field)</text:p>
      <text:p text:style-name="Preformatted_20_Text"/>
      <text:p text:style-name="P19">template&lt;class Format, typename Mbr_type&gt;</text:p>
      <text:p text:style-name="P19">static unsigned field_offset(</text:p>
      <text:p text:style-name="P20"><text:s text:c="2"/><text:span text:style-name="T2">Mbr_type Format::*field, unsigned base_offset = 0)</text:span></text:p>
      <text:p text:style-name="Text_20_body"><text:span text:style-name="T1">base</text:span> must select storage location 0 for the (full) bit field structure. <text:span text:style-name="T1">field</text:span> must point to the member of the bit format structure <text:span text:style-name="T1">Format</text:span>,corresponding to the bit field. (Template parameter deduction works for these functions.) If <text:span text:style-name="T1">Format</text:span> is actually the format of a substructure within the full bit field structure, then <text:span text:style-name="T1">offset</text:span> must provide the (byte) offset from the start of the full format structure to the start of the format substructure. <text:span text:style-name="T8">(If an offset is given, it is presumed to include any necessary alignment offset.)</text:span> <text:span text:style-name="T1">field</text:span> can be a pointer to a nested structure (to be treated as a single large bit field).</text:p>
      <text:h text:style-name="P13" text:outline-level="3"><text:span text:style-name="T8">4.3.3. </text:span>Storage_bits</text:h>
      <text:p text:style-name="Text_20_body">An unsigned static constant, giving the number of bits of precision of the storage type.</text:p>
      <text:p text:style-name="Heading_20_1">5. The B<text:span text:style-name="T1">itfield_w_fmt</text:span> Class Template</text:p>
      <text:p text:style-name="P19">template &lt;class Bitfield, class Fmt&gt;</text:p>
      <text:p text:style-name="P19">struct Bitfield_w_fmt : public Bitfield</text:p>
      <text:p text:style-name="P20">…</text:p>
      <text:p text:style-name="P1"><text:span text:style-name="T8">The template parameter </text:span>Bitfield <text:span text:style-name="T8">has the same requirements as the traits parameter to the </text:span>Bitfield <text:span text:style-name="T8">template, except that the </text:span>Storage_access_t <text:span text:style-name="T8">type is not required. This means that a class that is a specialization of the </text:span>Bitfield <text:span text:style-name="T8">template can be use as the </text:span>Bitfield <text:span text:style-name="T8">parameter. </text:span>Fmt <text:span text:style-name="T8">is a bit field format structure. This class has a public typedef </text:span>Format <text:span text:style-name="T8">that is a synonym for the </text:span>Fmt <text:span text:style-name="T8">parameter. The class's public member </text:span>Storage_bits <text:span text:style-name="T8">is the same as </text:span>Bitfield::Storage_bits<text:span text:style-name="T8">.</text:span></text:p>
      <text:p text:style-name="P5">This is also a member function template:</text:p>
      <text:p text:style-name="P19">template &lt;class Base_fmt&gt;</text:p>
      <text:p text:style-name="P21">static unsigned base_offset(unsigned derived_offset = 0)</text:p>
      <text:p text:style-name="P1">Base_fmt <text:span text:style-name="T8">must be a (direct or indirect) base class of </text:span>Fmt<text:span text:style-name="T8">. It returns the offset of the base class within </text:span>Fmt<text:span text:style-name="T8">. If the bit structure corresponding to </text:span>Fmt <text:span text:style-name="T8">is at an offset from the first bit of storage location 0, this offset must be provided as the parameter. (If an offset is given, it is presumed to include any necessary alignment offset.)</text:span></text:p>
      <text:p text:style-name="Heading_20_1"><text:span text:style-name="T8">6. </text:span><text:span text:style-name="T1">BITF</text:span> Macros</text:p>
      <text:h text:style-name="Heading_20_2" text:outline-level="2">6.1. Shared Parameters</text:h>
      <text:p text:style-name="Text_20_body"><text:span text:style-name="T1">BWF</text:span> – An instantiation of the <text:span text:style-name="T1">Bitfield_w_fmt</text:span> template.</text:p>
      <text:p text:style-name="Text_20_body"><text:span text:style-name="T1">BASE</text:span> – An instance of <text:span text:style-name="T1">BWF::Storage_access_t</text:span> that selects the base storage location (storage location 0).</text:p>
      <text:p text:style-name="Text_20_body"><text:span text:style-name="T1">FIELD_SPEC</text:span> – A field specifier for a field within <text:span text:style-name="T1">BWF::Format</text:span>. For example, for the field <text:span text:style-name="T1">x.y.z</text:span> in the structure <text:span text:style-name="T1">x</text:span>, <text:span text:style-name="T1">y.z</text:span> is the field specifier. The specified field can be a substructure containing other fields, in which case it will be treated as one large field.</text:p>
      <text:p text:style-name="Text_20_body"><text:span text:style-name="T1">OFS</text:span> – When the bit structure corresponding to <text:span text:style-name="T1">BWF::Format</text:span> is contained within a larger bit structure, this value is the offset of the bit structure within the larger bit structure. It is assumed to include any offset required if <text:span text:style-name="T1">BWF::Fmt_align_at_zero_offset</text:span> is false.</text:p>
      <text:h text:style-name="P22" text:outline-level="2"><text:span text:style-name="T8">6.2. </text:span>BITF_STD(BWF, BASE, FIELD_SPEC)</text:h>
      <text:p text:style-name="Text_20_body">Evaluates to an instance of <text:span text:style-name="T1">BWF::Bf</text:span> for the specified bit field.</text:p>
      <text:h text:style-name="P22" text:outline-level="2"><text:span text:style-name="T8">6.3. </text:span>BITF_W_OFS_STD(BWF, BASE, FIELD_SPEC, OFS)</text:h>
      <text:p text:style-name="Text_20_body">Evaluates to an instance of <text:span text:style-name="T1">BWF::Bf</text:span> for the specified bit field.</text:p>
      <text:h text:style-name="P22" text:outline-level="2"><text:span text:style-name="T8">6.4. </text:span>BITF_OFFSET(BWF, FIELD_SPEC)</text:h>
      <text:p text:style-name="Text_20_body">Evaluates to the offset of the specified bit field.</text:p>
      <text:h text:style-name="P22" text:outline-level="2"><text:span text:style-name="T8">6.5. </text:span>BITF_WIDTH(BWF, FIELD_SPEC)</text:h>
      <text:p text:style-name="Text_20_body">Evaluates to the width of the specified bit field.</text:p>
      <text:h text:style-name="P22" text:outline-level="2"><text:span text:style-name="T8">6.6. </text:span>BITF_CAT_STD(BWF, BASE, FIELD_SPEC1, FIELD_SPEC2)</text:h>
      <text:p text:style-name="Text_20_body">Evaluates to an instance of <text:span text:style-name="T1">BWF::Bf</text:span> for the bit field which is the concatenation of the first and second specified bit fields, and any bit fields between them.</text:p>
      <text:h text:style-name="P22" text:outline-level="2"><text:span text:style-name="T8">6.7. </text:span>BITF_CAT_W_OFS_STD(BWF, BASE, FIELD_SPEC1, FIELD_SPEC2, OFS)</text:h>
      <text:p text:style-name="Text_20_body">Evaluates to an instance of <text:span text:style-name="T1">BWF::Bf</text:span> for the specified concatenated bit field.</text:p>
      <text:h text:style-name="P22" text:outline-level="2"><text:span text:style-name="T8">6.8. </text:span>BITF_CAT_OFFSET(BWF, FIELD_SPEC1, FIELD_SPEC2)</text:h>
      <text:p text:style-name="Text_20_body">Evaluates to the offset of the specified concatenated bit field.</text:p>
      <text:h text:style-name="P22" text:outline-level="2"><text:span text:style-name="T8">6.9. </text:span>BITF_CAT_WIDTH(BWF, FIELD_SPEC1, FIELD_SPEC2)</text:h>
      <text:p text:style-name="Text_20_body">Evaluates to the width of the specified concatenated bit field.</text:p>
      <text:h text:style-name="Heading_20_2" text:outline-level="2"><text:span text:style-name="T8">6.10. </text:span>Alternate Macros</text:h>
      <text:p text:style-name="Text_20_body">For each (standard) macro above whose name ends with <text:span text:style-name="T1">_STD</text:span>, there is a corresponding wrapper macro with the same name, but with <text:span text:style-name="T11">ALT</text:span><text:span text:style-name="T13"> substituted for </text:span><text:span text:style-name="T11">STD</text:span><text:span text:style-name="T13">. In place of the parameters </text:span><text:span text:style-name="T11">BWF</text:span><text:span text:style-name="T13"> and </text:span><text:span text:style-name="T11">BASE</text:span><text:span text:style-name="T13">, there is instead the parameter </text:span><text:span text:style-name="T11">SEL</text:span><text:span text:style-name="T13">. Each altername macro invokes the corresponding standard macro, using </text:span><text:span text:style-name="T11">BITF_U_</text:span><text:span text:style-name="T12">SEL</text:span><text:span text:style-name="T11">_BWF</text:span><text:span text:style-name="T13"> for the </text:span><text:span text:style-name="T11">BWF</text:span><text:span text:style-name="T13"> parameter, and </text:span><text:span text:style-name="T11">BITF_U_</text:span><text:span text:style-name="T12">SEL</text:span><text:span text:style-name="T11">_BASE</text:span><text:span text:style-name="T13"> for the </text:span><text:span text:style-name="T11">BASE</text:span><text:span text:style-name="T13"> parameter. For example, the invocation:</text:span></text:p>
      <text:p text:style-name="P6">BITF_ALT(MYSEL, abc.arr[3])</text:p>
      <text:p text:style-name="P7">will expand to:</text:p>
      <text:p text:style-name="P6">BITF_STD(BITF_U_MYSEL_BWF, BITF_U_MYSEL_BASE, <text:span text:style-name="T15">abc.arr[3]</text:span>)</text:p>
      <text:p text:style-name="Text_20_body"><text:span text:style-name="T13">The programmer would be responsible for providing definitions for the symbols </text:span><text:span text:style-name="T11">BITF_U_MYSEL_BWF</text:span><text:span text:style-name="T13"> and </text:span><text:span text:style-name="T11">BITF_U_MYSEL_BASE</text:span><text:span text:style-name="T13">.</text:span></text:p>
      <text:h text:style-name="Heading_20_2" text:outline-level="2"><text:span text:style-name="T8">6.11. </text:span>Macro Name Abbreviations</text:h>
      <text:p text:style-name="Text_20_body">By default, the macro names above ending with <text:span text:style-name="T1">_STD</text:span> can be abbreviated by dropping the <text:span text:style-name="T11">_STD</text:span><text:span text:style-name="T13">. For example, </text:span><text:span text:style-name="T11">BITF_STD</text:span><text:span text:style-name="T13"> can be abbreviated as </text:span><text:span text:style-name="T11">BITF</text:span><text:span text:style-name="T13">.</text:span></text:p>
      <text:p text:style-name="Text_20_body"><text:span text:style-name="T13">If the preprocessor symbol </text:span><text:span text:style-name="T11">BITF_USE_ALT</text:span><text:span text:style-name="T13"> is defined before including bitfield.h, then macro names ending with </text:span><text:span text:style-name="T11">_STD</text:span><text:span text:style-name="T13"> are not abbreviated. Instread, the macro names above ending with </text:span><text:span text:style-name="T11">_ALT</text:span><text:span text:style-name="T13"> can be abbreviated by dropping the </text:span><text:span text:style-name="T11">_ALT</text:span><text:span text:style-name="T13">.</text:span></text:p>
      <text:p text:style-name="P18">7. Efficiently Writing a Sequence of Bit Fields</text:p>
      <text:p text:style-name="P7">Suppose you are configuring a device whose register map has the format given in the following format structure:</text:p>
      <text:p text:style-name="P10">class Fmt : private Bitfield_format</text:p>
      <text:p text:style-name="P10"><text:s text:c="2"/>{</text:p>
      <text:p text:style-name="P10"><text:s text:c="2"/>public:</text:p>
      <text:p text:style-name="P9"/>
      <text:p text:style-name="P10"><text:s text:c="4"/>F&lt;5&gt; f1;</text:p>
      <text:p text:style-name="P10"><text:s text:c="4"/>F&lt;15&gt; f2;</text:p>
      <text:p text:style-name="P10"><text:s text:c="4"/>F&lt;8&gt; f3;</text:p>
      <text:p text:style-name="P10"><text:s text:c="4"/>F&lt;18&gt; f4;</text:p>
      <text:p text:style-name="P10"><text:s text:c="4"/>F&lt;22&gt; f5;</text:p>
      <text:p text:style-name="P10"><text:s text:c="4"/>F&lt;4&gt; f6;</text:p>
      <text:p text:style-name="P10"><text:s text:c="4"/>F&lt;8&gt; f7;</text:p>
      <text:p text:style-name="P10"><text:s text:c="2"/>};</text:p>
      <text:p text:style-name="Text_20_body"/>
      <text:p text:style-name="P5"><text:span text:style-name="T13">Suppose that the value type is </text:span><text:span text:style-name="T11">uint32_t</text:span><text:span text:style-name="T13">, the storage type is </text:span><text:span text:style-name="T11">uint16_t</text:span><text:span text:style-name="T13">, and the storage access type is </text:span><text:span text:style-name="T11">My_sa_t</text:span><text:span text:style-name="T13">, and </text:span><text:span text:style-name="T11">Fmt_offset_from_start</text:span><text:span text:style-name="T13"> is </text:span><text:span text:style-name="T11">true</text:span><text:span text:style-name="T13">. To configure the device, we have to write fields </text:span><text:span text:style-name="T11">f2</text:span><text:span text:style-name="T13">, </text:span><text:span text:style-name="T11">f3</text:span><text:span text:style-name="T13">, </text:span><text:span text:style-name="T11">f5</text:span><text:span text:style-name="T13">, and </text:span><text:span text:style-name="T11">f6</text:span><text:span text:style-name="T13">. Fields </text:span><text:span text:style-name="T11">f1</text:span><text:span text:style-name="T13">, </text:span><text:span text:style-name="T11">f4</text:span><text:span text:style-name="T13">, and </text:span><text:span text:style-name="T11">f7</text:span><text:span text:style-name="T13"> are don't-cares, it does not matter what is or isn't written to them. We could accomplish the configuration with the following code:</text:span></text:p>
      <text:p text:style-name="P10">struct My_traits : public Bitfield_traits_default&lt;uint32_t, uint16_t&gt;</text:p>
      <text:p text:style-name="P10"><text:s text:c="2"/>{</text:p>
      <text:p text:style-name="P10"><text:s text:c="4"/>typedef My_sa_t Storage_access_t;</text:p>
      <text:p text:style-name="P10"><text:s text:c="2"/>};</text:p>
      <text:p text:style-name="P9"/>
      <text:p text:style-name="P10">typedef Bitfield_w_fmt&lt;My_traits, Fmt&gt; Bwf;</text:p>
      <text:p text:style-name="P9"/>
      <text:p text:style-name="P10">My_sa_t my_sa;</text:p>
      <text:p text:style-name="P9"/>
      <text:p text:style-name="P10">BITF(Bwf, my_sa, f2) = 5;</text:p>
      <text:p text:style-name="P10">BITF(Bwf, my_sa, f3) = 10; </text:p>
      <text:p text:style-name="P10">BITF(Bwf, my_sa, f5) = 15; </text:p>
      <text:p text:style-name="P10">BITF(Bwf, my_sa, f6) = 13; </text:p>
      <text:p text:style-name="Text_20_body"/>
      <text:p text:style-name="P8">This would result in the following sequence of reads and writes to the device:</text:p>
      <text:p text:style-name="P11">Read storage location (at offset) 0</text:p>
      <text:p text:style-name="P11">Write storage location 0</text:p>
      <text:p text:style-name="P11">Read storage location 1</text:p>
      <text:p text:style-name="P11">Write storage location 1</text:p>
      <text:p text:style-name="P11">Read storage location 1</text:p>
      <text:p text:style-name="P11">Write storage location 1</text:p>
      <text:p text:style-name="P11">Read storage location 2</text:p>
      <text:p text:style-name="P11">Write storage location 2</text:p>
      <text:p text:style-name="P11">Read storage location 3</text:p>
      <text:p text:style-name="P11">Write storage location 3</text:p>
      <text:p text:style-name="P11">Read storage location 4</text:p>
      <text:p text:style-name="P11">Write storage location 4</text:p>
      <text:p text:style-name="P11">Read storage location 4</text:p>
      <text:p text:style-name="P11">Write storage location 4</text:p>
      <text:p text:style-name="P9"/>
      <text:p text:style-name="Text_20_body">The issue is that accesses to device registers are generally much slower than conventional memory accesses. So one could be tempted to instead write lower-level, error-prone, bulky, harder-to-port code that would configure the device using just 5 writes, one to each of the device's storage locations.</text:p>
      <text:p text:style-name="Text_20_body">A third alternative is to use additional facilities in bitfield.h, like this:</text:p>
      <text:p text:style-name="P10">struct My_traits : public Bitfield_traits_default&lt;uint32_t, uint16_t&gt;</text:p>
      <text:p text:style-name="P10"><text:s text:c="2"/>{</text:p>
      <text:p text:style-name="P10"><text:s text:c="4"/>typedef Bitfield_seq_storage_write_t&lt;My_sa_t&gt; Storage_access_t;</text:p>
      <text:p text:style-name="P10"><text:s text:c="2"/>};</text:p>
      <text:p text:style-name="P9"/>
      <text:p text:style-name="P10">typedef Bitfield_w_fmt&lt;My_traits, Fmt&gt; Bwf;</text:p>
      <text:p text:style-name="P9"/>
      <text:p text:style-name="P10">My_sa_t my_sa_;</text:p>
      <text:p text:style-name="P9"/>
      <text:p text:style-name="P10">{</text:p>
      <text:p text:style-name="P10"><text:s text:c="2"/>Bitfield_seq_storage_write_buf&lt;My_sa_t&gt; my_sa(my_sa_);</text:p>
      <text:p text:style-name="P9"/>
      <text:p text:style-name="P10"><text:s text:c="2"/>BITF(Bwf, my_sa, f2) = 5;</text:p>
      <text:p text:style-name="P10"><text:s text:c="2"/>BITF(Bwf, my_sa, f3) = 10; </text:p>
      <text:p text:style-name="P10"><text:s text:c="2"/>BITF(Bwf, my_sa, f5) = 15; </text:p>
      <text:p text:style-name="P10"><text:s text:c="2"/>BITF(Bwf, my_sa, f6) = 13; </text:p>
      <text:p text:style-name="Text_20_body">}</text:p>
      <text:p text:style-name="Text_20_body">This code will also configure the device with just 5 writes, one to each of the device's storage locations. The first parameter to the <text:span text:style-name="T11">Bitfield_seq_storage_write_t</text:span> and <text:span text:style-name="T11">Bitfield_seq_storage_write_buf</text:span> templates is a valid storage access type, with one additional requirement: it must provide <text:span text:style-name="T1">Storage_t</text:span> as a public typedef. A <text:span text:style-name="T11">Bitfield_seq_storage_write_t</text:span> instance can be implicitly constructed from an instance of <text:span text:style-name="T11">Bitfield_seq_storage_write_t</text:span>. The fields in the sequence must be written in order of ascending offset of the first bit in each field. In this example, it's important that <text:span text:style-name="T11">my_sa</text:span> is destroyed after the last field is assigned, as its destructor will do a write if there is still buffered data that needs to be flushed. <text:span text:style-name="T11">Bitfield_seq_storage_write_buf</text:span> has a member function <text:span text:style-name="T1">flush()</text:span> (with void return value) that will flush any buffered data. It also has a member function <text:span text:style-name="T1">discard()</text:span> (no return value) that will discard an buffered data.</text:p>
      <text:p text:style-name="Text_20_body">The <text:span text:style-name="T11">Bitfield_seq_storage_write_t</text:span> and <text:span text:style-name="T11">Bitfield_seq_storage_write_buf</text:span> templates accept a second parameter, which defaults to:</text:p>
      <text:p text:style-name="P12">class Bitfield_seq_storage_write_default_traits</text:p>
      <text:p text:style-name="P12"><text:s text:c="2"/>{</text:p>
      <text:p text:style-name="P12"><text:s text:c="2"/>public:</text:p>
      <text:p text:style-name="P9"/>
      <text:p text:style-name="P12"><text:s text:c="4"/>static const bool Flush_on_destroy = true;</text:p>
      <text:p text:style-name="P9"/>
      <text:p text:style-name="P12"><text:s text:c="4"/>static const unsigned First_bit = 0;</text:p>
      <text:p text:style-name="P9"/>
      <text:p text:style-name="P12"><text:s text:c="4"/>static const unsigned End_bit = ~unsigned(0);</text:p>
      <text:p text:style-name="P9"/>
      <text:p text:style-name="P12"><text:s text:c="4"/>static void handle_backwards(</text:p>
      <text:p text:style-name="P12"><text:s text:c="6"/>unsigned /* previous_offset */, unsigned /* next_offset */)</text:p>
      <text:p text:style-name="P12"><text:s text:c="6"/>{ }</text:p>
      <text:p text:style-name="P12"><text:s text:c="2"/>};</text:p>
      <text:p text:style-name="Text_20_body"/>
      <text:p text:style-name="Text_20_body"><text:span text:style-name="T1">First_bit</text:span> should be <text:span text:style-name="T1">0</text:span> if the first field to be written starts at a storage location boundary, or if all the bit at lower bit offsets between it and the storage location boundary are don't-cares. Otherwise, <text:span text:style-name="T1">First_bit</text:span> should be bit offset from the preceding storage location boundary to the start of the first field to write. <text:span text:style-name="T1">End_bit</text:span> should be <text:span text:style-name="T1">~unsigned(0)</text:span> if the highest-offset bit in the last field to write precedes a storage location boundary, or all the bits between this bit and the next storage location boundary are don't-cares. Otherwise, <text:span text:style-name="T1">End_bit</text:span> should be one more than the offset of the highest-offset bit in the last field to write.</text:p>
      <text:p text:style-name="Text_20_body">In the example above suppose instead that the fields <text:span text:style-name="T1">f1</text:span> and <text:span text:style-name="T1">f7</text:span> <text:span text:style-name="T8">were </text:span><text:span text:style-name="T10">not</text:span><text:span text:style-name="T4"> </text:span><text:span text:style-name="T7">don't-cares, that is to say, their values had to be preserved. Then it would be necessary to change the code to:</text:span></text:p>
      <text:p text:style-name="P10">typedef Bitfield_w_fmt&lt;Bitfield_traits_default&lt;uint32_t, uint16_t&gt;, Fmt&gt; Bwf_def;</text:p>
      <text:p text:style-name="P9"/>
      <text:p text:style-name="P10">struct My_ssw_traits : public Bitfield_seq_storage_write_default_traits</text:p>
      <text:p text:style-name="P10"><text:s text:c="2"/>{</text:p>
      <text:p text:style-name="P12"><text:s text:c="4"/>static const unsigned First_bit = BITF_OFFSET(Bwf_def, f1);</text:p>
      <text:p text:style-name="P9"/>
      <text:p text:style-name="P12"><text:s text:c="4"/>static const unsigned End_bit = BITF_OFFSET(Bwf_def, f7);</text:p>
      <text:p text:style-name="P10"><text:s text:c="2"/>};</text:p>
      <text:p text:style-name="P9"/>
      <text:p text:style-name="P10">struct My_traits : public Bitfield_traits_default&lt;uint32_t, uint16_t&gt;</text:p>
      <text:p text:style-name="P10"><text:s text:c="2"/>{</text:p>
      <text:p text:style-name="P10"><text:s text:c="4"/>typedef Bitfield_seq_storage_write_t&lt;My_sa_t, My_ssw_traits&gt; Storage_access_t;</text:p>
      <text:p text:style-name="P10"><text:s text:c="2"/>};</text:p>
      <text:p text:style-name="P9"/>
      <text:p text:style-name="P10">typedef Bitfield_w_fmt&lt;My_traits, Fmt&gt; Bwf;</text:p>
      <text:p text:style-name="P9"/>
      <text:p text:style-name="P10">My_sa_t my_sa_;</text:p>
      <text:p text:style-name="P9"/>
      <text:p text:style-name="P10">{</text:p>
      <text:p text:style-name="P10"><text:s text:c="2"/>Bitfield_seq_storage_write_buf&lt;My_sa_t, My_ssw_traits&gt; my_sa(my_sa_);</text:p>
      <text:p text:style-name="P9"/>
      <text:p text:style-name="P10"><text:s text:c="2"/>BITF(Bwf, my_sa, f2) = 5;</text:p>
      <text:p text:style-name="P10"><text:s text:c="2"/>BITF(Bwf, my_sa, f3) = 10; </text:p>
      <text:p text:style-name="P10"><text:s text:c="2"/>BITF(Bwf, my_sa, f5) = 15; </text:p>
      <text:p text:style-name="P10"><text:s text:c="2"/>BITF(Bwf, my_sa, f6) = 13; </text:p>
      <text:p text:style-name="P4">}</text:p>
      <text:p text:style-name="P4">The sequence of storage location accesses needed to configure the device would now be:</text:p>
      <text:p text:style-name="P11">Read storage location 0</text:p>
      <text:p text:style-name="P11">Write storage location 0</text:p>
      <text:p text:style-name="P11">Write storage location 1</text:p>
      <text:p text:style-name="P11">Write storage location 2</text:p>
      <text:p text:style-name="P11">Write storage location 3</text:p>
      <text:p text:style-name="P11">Read storage location 4</text:p>
      <text:p text:style-name="P11">Write storage location 4</text:p>
      <text:p text:style-name="P9"/>
      <text:p text:style-name="Text_20_body">If <text:span text:style-name="T11">Flush_on_destroy</text:span><text:span text:style-name="T13"> </text:span><text:span text:style-name="T14">is changed to </text:span><text:span text:style-name="T11">false</text:span><text:span text:style-name="T14">, buffered data will no longer be flushed when the </text:span><text:span text:style-name="T11">Bitfield_seq_storage_write_buf</text:span><text:span text:style-name="T13"> </text:span><text:span text:style-name="T14">is destroyed. It would then be necessary for the code to call the </text:span><text:span text:style-name="T11">flush()</text:span><text:span text:style-name="T13"> </text:span><text:span text:style-name="T14">member function after setting the last field in the sequence to ensure the final write occurred.</text:span></text:p>
      <text:p text:style-name="Text_20_body"><text:span text:style-name="T14">The </text:span><text:span text:style-name="T11">handle_backwards</text:span><text:span text:style-name="T13"> </text:span><text:span text:style-name="T14">member function (which must be static) is called if the code erroneously sets the bit fields out of offset order. The first parameter is the offset of the buffered storage location. The second parameter is the offset of the storage location that is less than the offset of the buffered location, and is erroneously being accessed. This function, as shown, does nothing by default. It can throw an exception, log the error, do a reset or exit, etc.</text:span></text:p>
      <text:p text:style-name="Heading_20_1">8. Object Code Observations</text:p>
      <text:p text:style-name="Text_20_body">These observations are based on assembler output from GNU G++, with a 64-bit x86 target.</text:p>
      <text:p text:style-name="Text_20_body">When the bit field offset and bit field are constants known at compile time, the number of instructions generated using this facility and base language bit fields seem to be very comparable (with optimization enabled).</text:p>
      <text:p text:style-name="Text_20_body">If either the offset or the width are determined by variables (which are not resolved to constants by optimization), inlined bit field operations result in hundreds of machine instructions.</text:p>
      <text:p text:style-name="Text_20_body">The C++ Standard allows the compiler to make inlined functions effectively out-of-line. One would suspect that the compiler, seeing that an instantiation of <text:span text:style-name="T1">Bitfield::Bf::f()</text:span> for variable parameters was called multiple times in the code, would make it out-of-line. But this does not seem to happen. This facility was designed for use with format structures, which generally will result in constant field offsets and widths. An exception is when the bit field is an element of an array, and the array index is a variable. Another exception is when the bit field is specified as relative to an offset, and that offset is a variable.</text:p>
      <text:p text:style-name="Text_20_body">This facility provides the ability to bypass validation of value bit precision (when changing a bit field value). But validation of bit field width (to be non-zero and not exceed value type precision) cannot be bypassed. My thinking was that bit field widths typically resolve to constants at compile time, which will be valid. Thus (due to inlining), the compiler will typically not generate any object code to validate the width at run time.</text:p>
      <text:p text:style-name="Text_20_body">I have assumed that efforts to propagate <text:span text:style-name="T1">noexept</text:span> or empty throw modifiers from the traits storage access class's member functions to <text:span text:style-name="T1">Bitfield::Bf</text:span> member functions are unnecessary, based on <text:a xlink:type="simple" xlink:href="https://waltsgeekblog.quora.com/G++-inline-and-noexcept" text:style-name="Internet_20_link" text:visited-style-name="Visited_20_Internet_20_Link">https://waltsgeekblog.quora.com/G++-inline-and-noexcept</text:a> . I expect that the compiler will not generate unnecessary exception handling code.</text:p>
      <text:p text:style-name="Heading_20_1">9. C Language Counterpart</text:p>
      <text:p text:style-name="Text_20_body">I have written a similar facility to this that can be used in straight C. It is implemented using macros. It is proprietary to Nokia Networks. I put a copy of it in the Alcatel-Lucent ACOS Forge (no access from outside the Nokia intra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bany1" svg:font-family="Albany, sans-serif"/>
    <style:font-face style:name="FreeMono" svg:font-family="FreeMono, monospace"/>
    <style:font-face style:name="Liberation Serif1" svg:font-family="'Liberation Serif', serif"/>
    <style:font-face style:name="Lohit Devanagari1" svg:font-family="'Lohit Devanagari'"/>
    <style:font-face style:name="Nimbus Mono L" svg:font-family="'Nimbus Mono L', monospace"/>
    <style:font-face style:name="Source Han Sans CN Regular1" svg:font-family="'Source Han Sans CN Regular'"/>
    <style:font-face style:name="Liberation Mono" svg:font-family="'Liberation Mono'"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Source Han Sans CN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erif1" fo:font-family="'Liberation Serif', serif"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1" style:font-family-asian="'Source Han Sans CN Regular'" style:font-size-asian="18pt" style:font-weight-asian="bold" style:font-name-complex="Lohit Devanagari1" style:font-family-complex="'Lohit Devanagari'"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monospace"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Albany1" fo:font-family="Albany, sans-serif" fo:font-size="14pt" fo:font-weight="bold" style:font-name-asian="Source Han Sans CN Regular1" style:font-family-asian="'Source Han Sans CN Regular'" style:font-size-asian="14pt" style:font-weight-asian="bold" style:font-name-complex="Lohit Devanagari1" style:font-family-complex="'Lohit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Albany1" fo:font-family="Albany, sans-serif" fo:font-size="13pt" fo:font-style="italic" fo:font-weight="bold" style:font-name-asian="Source Han Sans CN Regular1" style:font-family-asian="'Source Han Sans CN Regular'" style:font-size-asian="13pt" style:font-style-asian="italic" style:font-weight-asian="bold" style:font-name-complex="Lohit Devanagari1" style:font-family-complex="'Lohit Devanagari'"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Albany1" fo:font-family="Albany, sans-serif" fo:font-size="11pt" fo:font-weight="bold" style:font-name-asian="Source Han Sans CN Regular1" style:font-family-asian="'Source Han Sans CN Regular'" style:font-size-asian="11pt" style:font-weight-asian="bold" style:font-name-complex="Lohit Devanagari1" style:font-family-complex="'Lohit Devanagari'" style:font-size-complex="11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Albany1" fo:font-family="Albany, sans-serif" fo:font-size="11pt" fo:font-style="italic" fo:font-weight="bold" style:font-name-asian="Source Han Sans CN Regular1" style:font-family-asian="'Source Han Sans CN Regular'" style:font-size-asian="11pt" style:font-style-asian="italic" style:font-weight-asian="bold" style:font-name-complex="Lohit Devanagari1" style:font-family-complex="'Lohit Devanagari'" style:font-size-complex="11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1$Linux_X86_64 LibreOffice_project/20$Build-1</meta:generator>
    <dc:date>2017-03-11T14:54:31.243184570</dc:date>
    <meta:editing-duration>PT6M7S</meta:editing-duration>
    <meta:editing-cycles>3</meta:editing-cycles>
    <meta:document-statistic meta:table-count="0" meta:image-count="0" meta:object-count="0" meta:page-count="1" meta:paragraph-count="467" meta:word-count="5318" meta:character-count="34537" meta:non-whitespace-character-count="28594"/>
  </office:meta>
</office:document-meta>
</file>